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 draw:auto-grow-height="false" fo:min-height="1.803cm" fo:min-width="1.553cm"/>
    </style:style>
    <style:style style:name="gr3" style:family="graphic" style:parent-style-name="standard">
      <style:graphic-properties draw:textarea-vertical-align="middle" draw:auto-grow-height="false" fo:min-height="1.802cm" fo:min-width="1.552cm"/>
    </style:style>
    <style:style style:name="gr4" style:family="graphic" style:parent-style-name="standard">
      <style:graphic-properties draw:textarea-vertical-align="middle" draw:auto-grow-height="false" fo:min-height="1.803cm" fo:min-width="1.552cm"/>
    </style:style>
    <style:style style:name="gr5" style:family="graphic" style:parent-style-name="standard">
      <style:graphic-properties draw:textarea-vertical-align="middle" draw:auto-grow-height="false" fo:min-height="2.044cm" fo:min-width="1.794cm"/>
    </style:style>
    <style:style style:name="gr6" style:family="graphic" style:parent-style-name="standard">
      <style:graphic-properties draw:textarea-vertical-align="middle" draw:auto-grow-height="false" fo:min-height="2.044cm" fo:min-width="1.793cm"/>
    </style:style>
    <style:style style:name="gr7" style:family="graphic" style:parent-style-name="def3">
      <style:graphic-properties draw:stroke="dash" draw:stroke-dash="Ultrafine_20_Dashed" svg:stroke-opacity="100%"/>
    </style:style>
    <style:style style:name="gr8" style:family="graphic" style:parent-style-name="def3">
      <style:graphic-properties draw:stroke="dash" draw:stroke-dash="Ultrafine_20_Dashed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subtitle">
      <style:graphic-properties draw:fill-color="#ffffff" draw:auto-grow-height="true" fo:min-height="9.135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24cm"/>
    </style:style>
    <style:style style:name="pr5" style:family="presentation" style:parent-style-name="Default-title">
      <style:graphic-properties fo:min-height="3.472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3cm" svg:x="1.399cm" svg:y="0.627cm" presentation:class="title" presentation:placeholder="true">
          <draw:text-box/>
        </draw:frame>
        <draw:frame presentation:style-name="pr2" draw:text-style-name="P1" draw:layer="layout" svg:width="25.199cm" svg:height="9.135cm" svg:x="1.399cm" svg:y="3.683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8.382cm" svg:height="2.24cm" svg:x="0.253cm" svg:y="13.207cm" presentation:class="title" presentation:user-transformed="true">
          <draw:text-box>
            <text:p>Fname:dag</text:p>
          </draw:text-box>
        </draw:frame>
        <draw:custom-shape draw:style-name="gr2" draw:text-style-name="P3" xml:id="id1" draw:id="id1" draw:layer="layout" svg:width="2.903cm" svg:height="2.903cm" svg:x="1.332cm" svg:y="3.342cm">
          <text:p text:style-name="P3">O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" draw:id="id5" draw:layer="layout" svg:width="2.902cm" svg:height="2.9cm" svg:x="8.715cm" svg:y="5.269cm">
          <text:p text:style-name="P3">O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3" draw:id="id3" draw:layer="layout" svg:width="2.902cm" svg:height="2.903cm" svg:x="8.715cm" svg:y="1.269cm">
          <text:p text:style-name="P3">O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4" draw:id="id4" draw:layer="layout" svg:width="2.902cm" svg:height="2.903cm" svg:x="14.978cm" svg:y="1.269cm">
          <text:p text:style-name="P3">O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6" draw:id="id6" draw:layer="layout" svg:width="2.902cm" svg:height="2.9cm" svg:x="14.978cm" svg:y="5.269cm">
          <text:p text:style-name="P3">O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standard" draw:text-style-name="P3" xml:id="id2" draw:id="id2" draw:layer="layout" svg:x1="4.235cm" svg:y1="4.794cm" svg:x2="4.235cm" svg:y2="4.794cm" draw:start-shape="id1" draw:start-glue-point="10" draw:end-shape="id1" draw:end-glue-point="10" svg:d="M4235 4794z" svg:viewBox="0 0 1 1">
          <text:p/>
        </draw:connector>
        <draw:connector draw:style-name="standard" draw:text-style-name="P3" draw:layer="layout" svg:x1="4.235cm" svg:y1="4.794cm" svg:x2="7.516cm" svg:y2="3.941cm" draw:start-shape="id2" draw:start-glue-point="0" svg:d="M4235 4794h1891v-853h1390" svg:viewBox="0 0 3282 854">
          <text:p/>
        </draw:connector>
        <draw:connector draw:style-name="def3" draw:text-style-name="P3" draw:layer="layout" draw:type="curve" svg:x1="4.235cm" svg:y1="4.794cm" svg:x2="8.715cm" svg:y2="2.721cm" draw:start-shape="id2" draw:start-glue-point="0" draw:end-shape="id3" draw:end-glue-point="6" svg:d="M4235 4794c3360 0 1120-2073 4480-2073" svg:viewBox="0 0 4481 2074">
          <text:p/>
        </draw:connector>
        <draw:connector draw:style-name="def3" draw:text-style-name="P3" draw:layer="layout" draw:type="curve" svg:x1="11.617cm" svg:y1="2.721cm" svg:x2="14.978cm" svg:y2="2.721cm" draw:start-shape="id3" draw:start-glue-point="10" draw:end-shape="id4" draw:end-glue-point="6" svg:d="M11617 2721h3361" svg:viewBox="0 0 3362 1">
          <text:p/>
        </draw:connector>
        <draw:connector draw:style-name="def3" draw:text-style-name="P3" draw:layer="layout" draw:type="curve" svg:x1="11.617cm" svg:y1="6.719cm" svg:x2="14.978cm" svg:y2="6.719cm" draw:start-shape="id5" draw:start-glue-point="10" draw:end-shape="id6" draw:end-glue-point="6" svg:d="M11617 6719h3361" svg:viewBox="0 0 3362 1">
          <text:p/>
        </draw:connector>
        <draw:connector draw:style-name="def3" draw:text-style-name="P3" draw:layer="layout" draw:type="curve" svg:x1="4.235cm" svg:y1="4.794cm" svg:x2="8.715cm" svg:y2="6.719cm" draw:start-shape="id2" draw:start-glue-point="0" draw:end-shape="id5" draw:end-glue-point="6" svg:d="M4235 4794c3360 0 1120 1925 4480 1925" svg:viewBox="0 0 4481 1926">
          <text:p/>
        </draw:connector>
        <draw:custom-shape draw:style-name="gr3" draw:text-style-name="P3" xml:id="id7" draw:id="id7" draw:layer="layout" svg:width="2.902cm" svg:height="2.9cm" svg:x="21.179cm" svg:y="5.27cm">
          <text:p text:style-name="P3">O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def3" draw:text-style-name="P3" draw:layer="layout" draw:type="curve" svg:x1="17.88cm" svg:y1="6.719cm" svg:x2="21.179cm" svg:y2="6.72cm" draw:start-shape="id6" draw:start-glue-point="10" draw:end-shape="id7" draw:end-glue-point="6" svg:d="M17880 6719c2476 0 827 1 3299 1" svg:viewBox="0 0 3300 2">
          <text:p/>
        </draw:connector>
        <draw:connector draw:style-name="def3" draw:text-style-name="P3" draw:layer="layout" draw:type="curve" svg:x1="17.854cm" svg:y1="2.759cm" svg:x2="23.927cm" svg:y2="2.761cm" svg:d="M17854 2759c4555 0 1519 2 6073 2" svg:viewBox="0 0 6074 3">
          <text:p/>
        </draw:connecto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9.652cm" svg:height="3.473cm" svg:x="0.253cm" svg:y="11.936cm" presentation:class="title" presentation:user-transformed="true">
          <draw:text-box>
            <text:p>Fname:<text:line-break/>physical-plan</text:p>
          </draw:text-box>
        </draw:frame>
        <draw:custom-shape draw:style-name="gr5" draw:text-style-name="P3" xml:id="id8" draw:id="id8" draw:layer="layout" svg:width="3.242cm" svg:height="3.242cm" svg:x="2.332cm" svg:y="5.156cm">
          <text:p text:style-name="P3">O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14" draw:id="id14" draw:layer="layout" svg:width="3.243cm" svg:height="3.242cm" svg:x="10.578cm" svg:y="5.088cm">
          <text:p text:style-name="P3">O3</text:p>
          <text:p text:style-name="P3">[1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10" draw:id="id10" draw:layer="layout" svg:width="3.243cm" svg:height="3.242cm" svg:x="10.578cm" svg:y="0.622cm">
          <text:p text:style-name="P3">O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1" draw:id="id11" draw:layer="layout" svg:width="3.242cm" svg:height="3.242cm" svg:x="17.574cm" svg:y="0.622cm">
          <text:p text:style-name="P3">O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3" draw:id="id13" draw:layer="layout" svg:width="3.242cm" svg:height="3.242cm" svg:x="17.574cm" svg:y="5.088cm">
          <text:p text:style-name="P3">O5</text:p>
          <text:p text:style-name="P3">[1]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standard" draw:text-style-name="P3" xml:id="id9" draw:id="id9" draw:layer="layout" svg:x1="5.574cm" svg:y1="6.777cm" svg:x2="5.574cm" svg:y2="6.777cm" draw:start-shape="id8" draw:start-glue-point="10" draw:end-shape="id8" draw:end-glue-point="10" svg:d="M5574 6777z" svg:viewBox="0 0 1 1">
          <text:p/>
        </draw:connector>
        <draw:connector draw:style-name="standard" draw:text-style-name="P3" draw:layer="layout" svg:x1="5.574cm" svg:y1="6.777cm" svg:x2="9.239cm" svg:y2="5.827cm" draw:start-shape="id9" draw:start-glue-point="0" svg:d="M5574 6777h2083v-950h1582" svg:viewBox="0 0 3666 951">
          <text:p/>
        </draw:connector>
        <draw:connector draw:style-name="def3" draw:text-style-name="P3" draw:layer="layout" draw:type="curve" svg:x1="5.574cm" svg:y1="6.777cm" svg:x2="10.578cm" svg:y2="2.243cm" draw:start-shape="id9" draw:start-glue-point="0" draw:end-shape="id10" draw:end-glue-point="6" svg:d="M5574 6777c3753 0 1251-4534 5004-4534" svg:viewBox="0 0 5005 4535">
          <text:p/>
        </draw:connector>
        <draw:connector draw:style-name="def3" draw:text-style-name="P3" draw:layer="layout" draw:type="curve" svg:x1="13.821cm" svg:y1="2.243cm" svg:x2="17.574cm" svg:y2="2.243cm" draw:start-shape="id10" draw:start-glue-point="10" draw:end-shape="id11" draw:end-glue-point="6" svg:d="M13821 2243h3753" svg:viewBox="0 0 3754 1">
          <text:p/>
        </draw:connector>
        <draw:connector draw:style-name="gr7" draw:text-style-name="P3" draw:layer="layout" draw:type="curve" svg:x1="13.348cm" svg:y1="12.359cm" svg:x2="18.048cm" svg:y2="7.856cm" draw:start-shape="id12" draw:start-glue-point="11" draw:end-shape="id13" draw:end-glue-point="7" svg:d="M13348 12359c3525 0 1175-4503 4700-4503" svg:viewBox="0 0 4701 4504">
          <text:p/>
        </draw:connector>
        <draw:connector draw:style-name="gr8" draw:text-style-name="P3" draw:layer="layout" draw:type="curve" svg:x1="5.574cm" svg:y1="6.777cm" svg:x2="10.578cm" svg:y2="6.709cm" draw:start-shape="id9" draw:start-glue-point="0" draw:end-shape="id14" draw:end-glue-point="6" svg:d="M5574 6777c3753 0 1251-68 5004-68" svg:viewBox="0 0 5005 69">
          <text:p/>
        </draw:connector>
        <draw:line draw:style-name="def3" draw:text-style-name="P3" draw:layer="layout" svg:x1="20.816cm" svg:y1="2.283cm" svg:x2="27.432cm" svg:y2="2.286cm">
          <text:p/>
        </draw:line>
        <draw:custom-shape draw:style-name="gr6" draw:text-style-name="P3" xml:id="id15" draw:id="id15" draw:layer="layout" svg:width="3.243cm" svg:height="3.244cm" svg:x="17.575cm" svg:y="11.884cm">
          <text:p text:style-name="P3">O5</text:p>
          <text:p text:style-name="P3">[2]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curve" svg:x1="13.822cm" svg:y1="13.506cm" svg:x2="17.575cm" svg:y2="13.506cm" draw:start-shape="id12" draw:start-glue-point="10" draw:end-shape="id15" draw:end-glue-point="6" svg:d="M13822 13506h3753" svg:viewBox="0 0 3754 1">
          <text:p/>
        </draw:connector>
        <draw:custom-shape draw:style-name="gr5" draw:text-style-name="P3" xml:id="id12" draw:id="id12" draw:layer="layout" svg:width="3.242cm" svg:height="3.244cm" svg:x="10.58cm" svg:y="11.884cm">
          <text:p text:style-name="P3">O3</text:p>
          <text:p text:style-name="P3">[2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curve" svg:x1="5.574cm" svg:y1="6.777cm" svg:x2="10.58cm" svg:y2="13.506cm" draw:start-shape="id9" draw:start-glue-point="0" draw:end-shape="id12" draw:end-glue-point="6" svg:d="M5574 6777c3754 0 1252 6729 5006 6729" svg:viewBox="0 0 5007 6730">
          <text:p/>
        </draw:connector>
        <draw:connector draw:style-name="gr8" draw:text-style-name="P3" draw:layer="layout" draw:type="curve" svg:x1="13.346cm" svg:y1="7.856cm" svg:x2="18.05cm" svg:y2="12.359cm" draw:start-shape="id14" draw:start-glue-point="9" draw:end-shape="id15" draw:end-glue-point="5" svg:d="M13346 7856c3528 0 1176 4503 4704 4503" svg:viewBox="0 0 4705 4504">
          <text:p/>
        </draw:connector>
        <draw:connector draw:style-name="gr8" draw:text-style-name="P3" draw:layer="layout" draw:type="curve" svg:x1="13.821cm" svg:y1="6.709cm" svg:x2="17.574cm" svg:y2="6.709cm" draw:start-shape="id14" draw:start-glue-point="10" draw:end-shape="id13" draw:end-glue-point="6" svg:d="M13821 6709h3753" svg:viewBox="0 0 3754 1">
          <text:p/>
        </draw:connector>
        <draw:custom-shape draw:style-name="gr5" draw:text-style-name="P3" xml:id="id16" draw:id="id16" draw:layer="layout" svg:width="3.242cm" svg:height="3.242cm" svg:x="24.356cm" svg:y="8.43cm">
          <text:p text:style-name="P3">O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3" draw:layer="layout" draw:type="curve" draw:line-skew="-0.499cm" svg:x1="20.816cm" svg:y1="6.709cm" svg:x2="24.356cm" svg:y2="10.051cm" draw:start-shape="id13" draw:start-glue-point="10" draw:end-shape="id16" draw:end-glue-point="6" svg:d="M20816 6709c1908 0 138 3342 3540 3342" svg:viewBox="0 0 3541 3343">
          <text:p/>
        </draw:connector>
        <draw:connector draw:style-name="gr8" draw:text-style-name="P3" draw:layer="layout" draw:type="curve" draw:line-skew="-0.489cm" svg:x1="20.818cm" svg:y1="13.506cm" svg:x2="24.356cm" svg:y2="10.051cm" draw:start-shape="id15" draw:start-glue-point="10" draw:end-shape="id16" draw:end-glue-point="6" svg:d="M20818 13506c1920 0 151-3455 3538-3455" svg:viewBox="0 0 3539 3456">
          <text:p/>
        </draw:connecto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999999" draw:marker-start-width="0.2cm" draw:marker-start-center="false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2" style:family="graphic" style:parent-style-name="standard">
      <style:graphic-properties draw:fill="solid" draw:fill-color="#367588"/>
    </style:style>
    <style:style style:name="def3" style:family="graphic" style:parent-style-name="standard">
      <style:graphic-properties draw:stroke="solid" svg:stroke-width="0.254cm" svg:stroke-color="#367588" draw:marker-start-width="0.584cm" draw:marker-end="Symmetric_20_Arrow" draw:marker-end-width="0.584cm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9.294cm" svg:height="2.698cm" svg:x="1cm" svg:y="4.571cm"/>
      <draw:page-thumbnail draw:layer="backgroundobjects" svg:width="9.294cm" svg:height="2.698cm" svg:x="1cm" svg:y="12.619cm"/>
      <draw:page-thumbnail draw:layer="backgroundobjects" svg:width="9.294cm" svg:height="2.698cm" svg:x="1cm" svg:y="20.667cm"/>
      <draw:page-thumbnail draw:layer="backgroundobjects" svg:width="9.294cm" svg:height="2.698cm" svg:x="11.295cm" svg:y="4.571cm"/>
      <draw:page-thumbnail draw:layer="backgroundobjects" svg:width="9.294cm" svg:height="2.698cm" svg:x="11.295cm" svg:y="12.619cm"/>
      <draw:page-thumbnail draw:layer="backgroundobjects" svg:width="9.294cm" svg:height="2.698cm" svg:x="11.295cm" svg:y="20.667cm"/>
    </style:handout-master>
    <style:master-page style:name="Default" style:page-layout-name="PM1" draw:style-name="Mdp1">
      <draw:frame presentation:style-name="Default-title" draw:layer="backgroundobjects" svg:width="25.199cm" svg:height="2.63cm" svg:x="1.399cm" svg:y="0.627cm" presentation:class="title" presentation:placeholder="true">
        <draw:text-box/>
      </draw:frame>
      <draw:frame presentation:style-name="Default-outline1" draw:layer="backgroundobjects" svg:width="25.199cm" svg:height="9.135cm" svg:x="1.399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20T18:46:48.606762543</meta:creation-date>
    <dc:date>2019-10-28T15:52:13.770070810</dc:date>
    <meta:editing-duration>PT4H41M59S</meta:editing-duration>
    <meta:editing-cycles>5</meta:editing-cycles>
    <meta:generator>LibreOffice/6.3.2.2$Linux_X86_64 LibreOffice_project/30$Build-2</meta:generator>
    <meta:document-statistic meta:object-count="66"/>
  </office:meta>
</office:document-meta>
</file>